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03a" officeooo:paragraph-rsid="000ce03a"/>
    </style:style>
    <style:style style:name="P2" style:family="paragraph" style:parent-style-name="Standard">
      <style:text-properties officeooo:rsid="000d088a" officeooo:paragraph-rsid="000d0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컴퓨터 공학 실험2 (월 15:00~20:00)</text:p>
      <text:p text:style-name="P1"/>
      <text:p text:style-name="P1">O.T</text:p>
      <text:p text:style-name="P1"/>
      <text:p text:style-name="P1"/>
      <text:p text:style-name="P1">주교재 </text:p>
      <text:p text:style-name="P1">기초 디지탈 논리 회로 설계 실험</text:p>
      <text:p text:style-name="P1"/>
      <text:p text:style-name="P1">출결 성적에 포함</text:p>
      <text:p text:style-name="P1"/>
      <text:p text:style-name="P1">각 주마다 한 조씩 해당 주차 주제 발표</text:p>
      <text:p text:style-name="P1"/>
      <text:p text:style-name="P1"/>
      <text:p text:style-name="P1"/>
      <text:p text:style-name="P1">예비, 결과 보고서</text:p>
      <text:p text:style-name="P1"/>
      <text:p text:style-name="P1">보고서의 양식은 주교재에 있음.</text:p>
      <text:p text:style-name="P1">예비 보고서는 주제에 대해 조사한 바를 기술</text:p>
      <text:p text:style-name="P1">결과 보고서는 교재에 주어진 문제를 해결한 것</text:p>
      <text:p text:style-name="P1"/>
      <text:p text:style-name="P2"><text:a xlink:type="simple" xlink:href="mailto:kundamjun@naver.com" text:style-name="Internet_20_link" text:visited-style-name="Visited_20_Internet_20_Link">kundamjun@naver.com</text:a> 질문</text:p>
      <text:p text:style-name="P2"/>
      <text:p text:style-name="P2">월요일반 조교 이재환 <text:a xlink:type="simple" xlink:href="mailto:entaroid@naver.com" text:style-name="Internet_20_link" text:visited-style-name="Visited_20_Internet_20_Link">entaroid@naver.com</text:a></text:p>
      <text:p text:style-name="P2"/>
      <text:p text:style-name="P2">9월 11일 <text:s/>예비보고서 작성해 올 것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5:05:53.762691326</meta:creation-date>
    <meta:generator>LibreOffice/5.3.1.2$Linux_X86_64 LibreOffice_project/30m0$Build-2</meta:generator>
    <dc:date>2017-09-04T15:22:05.899786836</dc:date>
    <meta:editing-duration>PT5M22S</meta:editing-duration>
    <meta:editing-cycles>1</meta:editing-cycles>
    <meta:document-statistic meta:table-count="0" meta:image-count="0" meta:object-count="0" meta:page-count="1" meta:paragraph-count="13" meta:word-count="137" meta:character-count="232" meta:non-whitespace-character-count="186"/>
  </office:meta>
</office:document-meta>
</file>